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2" style:family="paragraph"/>
    <style:style style:name="P7" style:parent-style-name="Párrafodelista" style:list-style-name="LFO2" style:family="paragraph"/>
    <style:style style:name="P8" style:parent-style-name="Párrafodelista" style:list-style-name="LFO2" style:family="paragraph"/>
  </office:automatic-styles>
  <office:body>
    <office:text text:use-soft-page-breaks="true">
      <text:p text:style-name="P1">Práctica:</text:p>
      <text:p text:style-name="Normal"/>
      <text:p text:style-name="Normal">Tome una frase como "trementina y tortugas" y traduzca a su equivalente de "charla de ballenas": "UUEEIEEAUUEE".</text:p>
      <text:p text:style-name="Normal"/>
      <text:list text:style-name="LFO1" text:continue-numbering="true">
        <text:list-item>
          <text:p text:style-name="P2">Hay algunas reglas simples para traducir texto al lenguaje de ballenas:</text:p>
        </text:list-item>
        <text:list-item>
          <text:p text:style-name="P3">No hay consonantes.<text:s/>Solo vocales.</text:p>
        </text:list-item>
        <text:list-item>
          <text:p text:style-name="P4">Las u y<text:s/>e son extralargos, por lo que debemos duplicarlos en nuestro programa.</text:p>
        </text:list-item>
        <text:list-item>
          <text:p text:style-name="P5">Una vez que hemos convertido el texto al idioma de las ballenas, el resultado se canta lentamente, como es costumbre en el océano.</text:p>
        </text:list-item>
      </text:list>
      <text:p text:style-name="Normal"/>
      <text:p text:style-name="Normal"/>
      <text:p text:style-name="Normal">Pasos:</text:p>
      <text:list text:style-name="LFO2" text:continue-numbering="true">
        <text:list-item>
          <text:p text:style-name="P6">Cree una variable denominada “input” que sea<text:s/>igual a cualquier frase que desee. Esta variable contendrá el texto que desea traducir en "charla de ballenas".</text:p>
        </text:list-item>
        <text:list-item>
          <text:p text:style-name="P7">Las ballenas solo hablan en vocales, por lo que necesita una matriz de vocales para extraer de la variable de entrada. Establezca la matriz igual a una variable llamada “vocales” que no se actualizarán. Nota: Las ballenas no consideran "y" una vocal.</text:p>
        </text:list-item>
        <text:list-item>
          <text:p text:style-name="P8">Cree una variable llamada resultArray y configúrela igual a una matriz vacía: []. Esto servirá como un lugar para almacenar las vocales de la cadena<text:s/>de entrad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enavides cabrera</meta:initial-creator>
    <dc:creator>Alex Benavides cabrera</dc:creator>
    <meta:creation-date>2020-04-25T17:14:00Z</meta:creation-date>
    <dc:date>2020-04-25T22:34:00Z</dc:date>
    <meta:template xlink:href="Normal" xlink:type="simple"/>
    <meta:editing-cycles>3</meta:editing-cycles>
    <meta:editing-duration>PT15960S</meta:editing-duration>
    <meta:document-statistic meta:page-count="1" meta:paragraph-count="2" meta:word-count="156" meta:character-count="1017" meta:row-count="7" meta:non-whitespace-character-count="863"/>
  </office:meta>
</office:document-meta>
</file>